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46" calcext:value-type="float">
            <text:p>846</text:p>
          </table:table-cell>
          <table:table-cell table:style-name="ce7" table:formula="of:=COUNTIF([.B7:.B999];&quot;X&quot;)" office:value-type="float" office:value="721" calcext:value-type="float">
            <text:p>72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6" calcext:value-type="float">
            <text:p>66</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01" calcext:value-type="float">
            <text:p>9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10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06">00/00/0000</text:date>, <text:time style:data-style-name="N2" text:time-value="21:24:27.4413704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06T21:26:59.531687092</dc:date>
    <meta:editing-duration>PT23H33M19S</meta:editing-duration>
    <meta:editing-cycles>840</meta:editing-cycles>
    <meta:document-statistic meta:table-count="1" meta:cell-count="5094" meta:object-count="0"/>
  </office:meta>
</office:document-meta>
</file>